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mportance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s a casual browser, I want this app hosted on a website, so I can access it and share it from my phone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heck for different covid data sets</text:p>
          </table:table-cell>
          <table:table-cell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ead John Hopkins covid data head for territory info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heck for modules that do geolocation or zip code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4:07:52.578945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09:16.813856150</meta:creation-date>
    <dc:date>2020-08-25T14:48:52.719840410</dc:date>
    <meta:editing-duration>PT32M38S</meta:editing-duration>
    <meta:editing-cycles>4</meta:editing-cycles>
    <meta:generator>LibreOffice/6.4.5.2$Linux_X86_64 LibreOffice_project/40$Build-2</meta:generator>
    <meta:document-statistic meta:table-count="1" meta:cell-count="14" meta:object-count="0"/>
  </office:meta>
</office:document-meta>
</file>